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9167in" style:rel-column-width="21357*"/>
    </style:style>
    <style:style style:name="Table2.B" style:family="table-column">
      <style:table-column-properties style:column-width="3.9646in" style:rel-column-width="4417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9167in" style:rel-column-width="21357*"/>
    </style:style>
    <style:style style:name="Table4.B" style:family="table-column">
      <style:table-column-properties style:column-width="3.9646in" style:rel-column-width="4417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2.4063in" style:rel-column-width="26812*"/>
    </style:style>
    <style:style style:name="Table3.B" style:family="table-column">
      <style:table-column-properties style:column-width="3.475in" style:rel-column-width="3872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c5000b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Method_20_Body">
      <style:paragraph-properties fo:margin-left="0in" fo:margin-right="0in" fo:text-indent="0in" style:auto-text-indent="false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Method_20_Body">
      <style:paragraph-properties fo:margin-left="0in" fo:margin-right="0in" fo:text-indent="0in" style:auto-text-indent="false" fo:break-before="page"/>
    </style:style>
    <style:style style:name="P10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1" style:family="paragraph" style:parent-style-name="Method_20_Indent">
      <style:paragraph-properties fo:margin-left="0in" fo:margin-right="0in" fo:text-indent="0in" style:auto-text-indent="false"/>
    </style:style>
    <style:style style:name="P12" style:family="paragraph" style:parent-style-name="Method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text-properties fo:color="#0000ff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break-before="page"/>
    </style:style>
    <style:style style:name="P16" style:family="paragraph" style:parent-style-name="Method_20_Body">
      <style:paragraph-properties fo:break-before="page"/>
    </style:style>
    <style:style style:name="P17" style:family="paragraph" style:parent-style-name="Method_20_Body">
      <style:text-properties fo:font-weight="bold" style:font-weight-asian="bold" style:font-weight-complex="bold"/>
    </style:style>
    <style:style style:name="P18" style:family="paragraph" style:parent-style-name="Method_20_Code_20_Listing">
      <style:text-properties fo:color="#000080"/>
    </style:style>
    <style:style style:name="P19" style:family="paragraph" style:parent-style-name="Method_20_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Criteria_20_Title">
      <style:text-properties fo:color="#0000ff"/>
    </style:style>
    <style:style style:name="P21" style:family="paragraph" style:parent-style-name="Criteria_20_Body" style:list-style-name="L1">
      <style:paragraph-properties fo:margin-left="0.4925in" fo:margin-right="0in" fo:text-indent="-0.25in" style:auto-text-indent="false"/>
    </style:style>
    <style:style style:name="P22" style:family="paragraph" style:parent-style-name="Coding_20_Title">
      <style:paragraph-properties fo:break-before="page"/>
    </style:style>
    <style:style style:name="P23" style:family="paragraph" style:parent-style-name="Method_20_Title">
      <style:text-properties fo:font-size="11pt" style:font-size-asian="11pt" style:font-size-complex="11pt"/>
    </style:style>
    <style:style style:name="P24" style:family="paragraph" style:parent-style-name="Method_20_Title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Method_20_Title">
      <style:paragraph-properties fo:break-before="page"/>
    </style:style>
    <style:style style:name="P26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Method_20_Body" style:list-style-name="L2"/>
    <style:style style:name="P28" style:family="paragraph" style:parent-style-name="Method_20_Body" style:list-style-name="L3"/>
    <style:style style:name="P29" style:family="paragraph" style:parent-style-name="Method_20_Body" style:list-style-name="L4"/>
    <style:style style:name="P30" style:family="paragraph" style:parent-style-name="Method_20_Body">
      <style:paragraph-properties fo:break-before="page"/>
    </style:style>
    <style:style style:name="P31" style:family="paragraph" style:parent-style-name="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Method_20_Listing_20_Title">
      <style:paragraph-properties fo:margin-left="0in" fo:margin-right="0in" fo:text-indent="0in" style:auto-text-indent="false" fo:break-before="page"/>
      <style:text-properties fo:color="#0000ff"/>
    </style:style>
    <style:style style:name="P33" style:family="paragraph" style:parent-style-name="Method_20_Listing_20_Title">
      <style:paragraph-properties fo:margin-left="0in" fo:margin-right="0in" fo:text-indent="0in" style:auto-text-indent="fals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4" style:family="text">
      <style:text-properties style:font-name-asian="Monospace" style:font-size-asian="11pt" style:font-style-asian="normal" style:font-name-complex="Monospace" style:font-size-complex="11pt" style:font-style-complex="normal" style:font-weight-complex="normal"/>
    </style:style>
    <style:style style:name="T5" style:family="text">
      <style:text-properties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c5000b"/>
    </style:style>
    <style:style style:name="T10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Testing\Runner</text:h>
      <text:p text:style-name="P13"/>
      <text:p text:style-name="Class_20_Description">The <text:span text:style-name="Class_20_Variables">Testing\Runner</text:span> class is a base class for creating assertion class tests. <text:s/>The <text:span text:style-name="Class_20_Variables">Testing\Runner </text:span>class is designed to be extended by the class tests.</text:p>
      <text:p text:style-name="P13"/>
      <text:h text:style-name="P20" text:outline-level="2">Design criteria and considerations</text:h>
      <text:p text:style-name="P13"/>
      <text:p text:style-name="Criteria_20_Body">The <text:span text:style-name="Class_20_Variables">Testing\Runner</text:span> class</text:p>
      <text:p text:style-name="Criteria_20_Body"/>
      <text:list xml:id="list5008913967237398549" text:style-name="L1">
        <text:list-item>
          <text:p text:style-name="P21"/>
        </text:list-item>
      </text:list>
      <text:p text:style-name="P6"/>
      <text:p text:style-name="Criteria_20_Body"/>
      <text:h text:style-name="P32" text:outline-level="4">Class Properties</text:h>
      <text:p text:style-name="Method_20_Body"/>
      <text:p text:style-name="Method_20_Body">The <text:span text:style-name="Class_20_Variables">Testing\Runner</text:span> class contains the following properties (variabl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ethod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5">$properties</text:p>
          </table:table-cell>
          <table:table-cell table:style-name="Table2.B2" office:value-type="string">
            <text:p text:style-name="Method_20_Table_20_Description"><text:span text:style-name="Class_20_Variables">Properties</text:span> class instance</text:p>
          </table:table-cell>
        </table:table-row>
        <table:table-row>
          <table:table-cell table:style-name="Table2.A2" office:value-type="string">
            <text:p text:style-name="P5">$exceptionCaught</text:p>
          </table:table-cell>
          <table:table-cell table:style-name="Table2.B2" office:value-type="string">
            <text:p text:style-name="Method_20_Table_20_Description">Exception caught in last assertion if true.</text:p>
          </table:table-cell>
        </table:table-row>
        <table:table-row>
          <table:table-cell table:style-name="Table2.A2" office:value-type="string">
            <text:p text:style-name="P5">$exception</text:p>
          </table:table-cell>
          <table:table-cell table:style-name="Table2.B2" office:value-type="string">
            <text:p text:style-name="Method_20_Table_20_Description"><text:span text:style-name="Class_20_Variables">Exception\Descriptor</text:span> class instance.</text:p>
          </table:table-cell>
        </table:table-row>
        <table:table-row>
          <table:table-cell table:style-name="Table2.A2" office:value-type="string">
            <text:p text:style-name="P5">$exceptionCallback</text:p>
          </table:table-cell>
          <table:table-cell table:style-name="Table2.B2" office:value-type="string">
            <text:p text:style-name="Method_20_Table_20_Description">User-defined exception callback method.</text:p>
          </table:table-cell>
        </table:table-row>
        <table:table-row>
          <table:table-cell table:style-name="Table2.A2" office:value-type="string">
            <text:p text:style-name="P5">$verbose</text:p>
          </table:table-cell>
          <table:table-cell table:style-name="Table2.B2" office:value-type="string">
            <text:p text:style-name="Method_20_Table_20_Description">Allows output of messages when not 0.</text:p>
          </table:table-cell>
        </table:table-row>
        <table:table-row>
          <table:table-cell table:style-name="Table2.A2" office:value-type="string">
            <text:p text:style-name="P5">$reportFailures</text:p>
          </table:table-cell>
          <table:table-cell table:style-name="Table2.B2" office:value-type="string">
            <text:p text:style-name="P7">True to report assert failures, even if <text:span text:style-name="Class_20_Variables">$verbose</text:span> = 0.</text:p>
          </table:table-cell>
        </table:table-row>
        <table:table-row>
          <table:table-cell table:style-name="Table2.A2" office:value-type="string">
            <text:p text:style-name="P5">$assertLogger</text:p>
          </table:table-cell>
          <table:table-cell table:style-name="Table2.B2" office:value-type="string">
            <text:p text:style-name="Method_20_Table_20_Description">Name of the assert logger internal name.</text:p>
          </table:table-cell>
        </table:table-row>
        <table:table-row>
          <table:table-cell table:style-name="Table2.A2" office:value-type="string">
            <text:p text:style-name="P5">$loggerProperties</text:p>
          </table:table-cell>
          <table:table-cell table:style-name="Table2.B2" office:value-type="string">
            <text:p text:style-name="P7">A <text:span text:style-name="Class_20_Variables">Library\Properties</text:span> object for by-test logging properties</text:p>
          </table:table-cell>
        </table:table-row>
        <table:table-row>
          <table:table-cell table:style-name="Table2.A2" office:value-type="string">
            <text:p text:style-name="P5">$errorsOnly</text:p>
          </table:table-cell>
          <table:table-cell table:style-name="Table2.B2" office:value-type="string">
            <text:p text:style-name="Method_20_Table_20_Description">Non-zero to output error messages only on assert failure.</text:p>
          </table:table-cell>
        </table:table-row>
        <table:table-row>
          <table:table-cell table:style-name="Table2.A2" office:value-type="string">
            <text:p text:style-name="P5">$testNumber</text:p>
          </table:table-cell>
          <table:table-cell table:style-name="Table2.B2" office:value-type="string">
            <text:p text:style-name="Method_20_Table_20_Description">Current sub-test number.</text:p>
          </table:table-cell>
        </table:table-row>
        <table:table-row>
          <table:table-cell table:style-name="Table2.A2" office:value-type="string">
            <text:p text:style-name="P5">$testName</text:p>
          </table:table-cell>
          <table:table-cell table:style-name="Table2.B2" office:value-type="string">
            <text:p text:style-name="Method_20_Table_20_Description">Name of the test being run.</text:p>
          </table:table-cell>
        </table:table-row>
        <table:table-row>
          <table:table-cell table:style-name="Table2.A2" office:value-type="string">
            <text:p text:style-name="P5">$assert</text:p>
          </table:table-cell>
          <table:table-cell table:style-name="Table2.B2" office:value-type="string">
            <text:p text:style-name="P7">An array containing information about the last false assertion processed</text:p>
          </table:table-cell>
        </table:table-row>
        <table:table-row>
          <table:table-cell table:style-name="Table2.A2" office:value-type="string">
            <text:p text:style-name="P5">$labelBlock</text:p>
          </table:table-cell>
          <table:table-cell table:style-name="Table2.B2" office:value-type="string">
            <text:p text:style-name="Method_20_Table_20_Description">True to allow output of label blocks, when a label block is requested.</text:p>
          </table:table-cell>
        </table:table-row>
        <table:table-row>
          <table:table-cell table:style-name="Table2.A2" office:value-type="string">
            <text:p text:style-name="P5">$cliParameters</text:p>
          </table:table-cell>
          <table:table-cell table:style-name="Table2.B2" office:value-type="string">
            <text:p text:style-name="Method_20_Table_20_Description">A <text:span text:style-name="Class_20_Variables">Library\CliParameters</text:span> object for by-test run-time (CLI) variables.</text:p>
          </table:table-cell>
        </table:table-row>
        <table:table-row>
          <table:table-cell table:style-name="Table2.A2" office:value-type="string">
            <text:p text:style-name="P5">$eolSequence</text:p>
          </table:table-cell>
          <table:table-cell table:style-name="Table2.B2" office:value-type="string">
            <text:p text:style-name="Method_20_Table_20_Description">Current end-of-line sequence.</text:p>
          </table:table-cell>
        </table:table-row>
      </table:table>
      <text:h text:style-name="P33" text:outline-level="4"/>
      <text:p text:style-name="Method_20_Body">The <text:span text:style-name="Class_20_Variables">Testing\Runner</text:span> class contains the following static property (variable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Method</text:p>
          </table:table-cell>
          <table:table-cell table:style-name="Table4.B1" office:value-type="string">
            <text:p text:style-name="P2">Description</text:p>
          </table:table-cell>
        </table:table-row>
        <table:table-row>
          <table:table-cell table:style-name="Table4.A2" office:value-type="string">
            <text:p text:style-name="P5">$me</text:p>
          </table:table-cell>
          <table:table-cell table:style-name="Table4.B2" office:value-type="string">
            <text:p text:style-name="Method_20_Table_20_Description">Contains a copy of the Testing\Runner class instance object for static class tests.</text:p>
          </table:table-cell>
        </table:table-row>
      </table:table>
      <text:h text:style-name="P33" text:outline-level="4"/>
      <text:h text:style-name="P32" text:outline-level="4">Class Methods</text:h>
      <text:p text:style-name="Method_20_Body"/>
      <text:p text:style-name="Method_20_Body">The <text:span text:style-name="Class_20_Variables">Testing\Runner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">Method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3"><text:a xlink:type="simple" xlink:href="#construct">__construct</text:a>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>
          <table:table-cell table:style-name="Table3.A2" office:value-type="string">
            <text:h text:style-name="P26" text:outline-level="5"><text:a xlink:type="simple" xlink:href="#__destruct">__destruct</text:a></text:h>
          </table:table-cell>
          <table:table-cell table:style-name="Table3.B2" office:value-type="string">
            <text:p text:style-name="Method_20_Table_20_Description">Class destructor</text:p>
          </table:table-cell>
        </table:table-row>
        <table:table-row>
          <table:table-cell table:style-name="Table3.A2" office:value-type="string">
            <text:h text:style-name="P23" text:outline-level="5"><text:a xlink:type="simple" xlink:href="#assertSetup"><text:span text:style-name="T9">assertSetup</text:span></text:a></text:h>
          </table:table-cell>
          <table:table-cell table:style-name="Table3.B2" office:value-type="string">
            <text:p text:style-name="P7">Set assert options</text:p>
          </table:table-cell>
        </table:table-row>
        <table:table-row>
          <table:table-cell table:style-name="Table3.A2" office:value-type="string">
            <text:p text:style-name="P15"><text:a xlink:type="simple" xlink:href="#assertTest"><text:span text:style-name="T9">assertTest</text:span></text:a></text:p>
          </table:table-cell>
          <table:table-cell table:style-name="Table3.B2" office:value-type="string">
            <text:p text:style-name="P7">Asserts the assertion and returns the result.</text:p>
          </table:table-cell>
        </table:table-row>
        <table:table-row>
          <table:table-cell table:style-name="Table3.A2" office:value-type="string">
            <text:p text:style-name="P4"><text:a xlink:type="simple" xlink:href="#assertException"><text:span text:style-name="T9">assertException</text:span></text:a></text:p>
          </table:table-cell>
          <table:table-cell table:style-name="Table3.B2" office:value-type="string">
            <text:p text:style-name="P7"><text:span text:style-name="Class_20_Variables"><text:span text:style-name="T3">Assert the assertion and return the result conditioned by </text:span></text:span><text:span text:style-name="Class_20_Variables"><text:span text:style-name="T4">$expected</text:span></text:span><text:span text:style-name="Class_20_Variables"><text:span text:style-name="T3"> and the </text:span></text:span><text:span text:style-name="Class_20_Variables"><text:span text:style-name="T4">$exceptionCaught</text:span></text:span><text:span text:style-name="Class_20_Variables"><text:span text:style-name="T3"> class property.</text:span></text:span></text:p>
          </table:table-cell>
        </table:table-row>
        <table:table-row>
          <table:table-cell table:style-name="Table3.A2" office:value-type="string">
            <text:p text:style-name="P4"><text:a xlink:type="simple" xlink:href="#assertTrue">assertTrue</text:a></text:p>
          </table:table-cell>
          <table:table-cell table:style-name="Table3.B2" office:value-type="string">
            <text:p text:style-name="P7">Perform an assertion that the test is true.</text:p>
          </table:table-cell>
        </table:table-row>
        <table:table-row>
          <table:table-cell table:style-name="Table3.A2" office:value-type="string">
            <text:p text:style-name="P4"><text:a xlink:type="simple" xlink:href="#assertFalse">assertFalse</text:a></text:p>
          </table:table-cell>
          <table:table-cell table:style-name="Table3.B2" office:value-type="string">
            <text:p text:style-name="P7">Perform an assertion that the test is false.</text:p>
          </table:table-cell>
        </table:table-row>
        <table:table-row>
          <table:table-cell table:style-name="Table3.A2" office:value-type="string">
            <text:p text:style-name="P4"><text:a xlink:type="simple" xlink:href="#assertExceptionTrue">assertExceptionTrue</text:a></text:p>
          </table:table-cell>
          <table:table-cell table:style-name="Table3.B2" office:value-type="string">
            <text:p text:style-name="P8">Perform an assert that the test is <text:span text:style-name="T1">true. </text:span>Returns <text:span text:style-name="T1">true</text:span> if the assertion is <text:span text:style-name="T1">true</text:span>, otherwise returns <text:span text:style-name="T1">false</text:span>.</text:p>
          </table:table-cell>
        </table:table-row>
        <table:table-row>
          <table:table-cell table:style-name="Table3.A2" office:value-type="string">
            <text:p text:style-name="P4"><text:a xlink:type="simple" xlink:href="#assertExceptionFalse">assertExceptionFalse</text:a></text:p>
          </table:table-cell>
          <table:table-cell table:style-name="Table3.B2" office:value-type="string">
            <text:p text:style-name="P8">Perform an assert that the test is <text:span text:style-name="T1">false.</text:span> Returns <text:span text:style-name="T1">true</text:span> if the assertion is <text:span text:style-name="T1">false</text:span>, otherwise returns <text:span text:style-name="T1">false</text:span>.</text:p>
          </table:table-cell>
        </table:table-row>
        <table:table-row>
          <table:table-cell table:style-name="Table3.A2" office:value-type="string">
            <text:p text:style-name="P4"><text:a xlink:type="simple" xlink:href="#getException">getException</text:a></text:p>
          </table:table-cell>
          <table:table-cell table:style-name="Table3.B2" office:value-type="string">
            <text:p text:style-name="P7">Return the current exception object.</text:p>
          </table:table-cell>
        </table:table-row>
        <table:table-row>
          <table:table-cell table:style-name="Table3.A2" office:value-type="string">
            <text:p text:style-name="P4"><text:a xlink:type="simple" xlink:href="#getExceptionCode">getExceptionCode</text:a></text:p>
          </table:table-cell>
          <table:table-cell table:style-name="Table3.B2" office:value-type="string">
            <text:p text:style-name="P7">Return the code associated with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getExceptionMessage">getExceptionMessage</text:a></text:p>
          </table:table-cell>
          <table:table-cell table:style-name="Table3.B2" office:value-type="string">
            <text:p text:style-name="P7">Return the message associated with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getExceptionClass">getExceptionClass</text:a></text:p>
          </table:table-cell>
          <table:table-cell table:style-name="Table3.B2" office:value-type="string">
            <text:p text:style-name="P7">Return the class name of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exceptionCaught">exceptionCaught</text:a></text:p>
          </table:table-cell>
          <table:table-cell table:style-name="Table3.B2" office:value-type="string">
            <text:p text:style-name="P7">Return the <text:span text:style-name="Class_20_Variables">$exceptionCaught</text:span> class property.</text:p>
          </table:table-cell>
        </table:table-row>
        <table:table-row>
          <table:table-cell table:style-name="Table3.A2" office:value-type="string">
            <text:p text:style-name="P4"><text:a xlink:type="simple" xlink:href="#labelBlock">labelBlock</text:a></text:p>
          </table:table-cell>
          <table:table-cell table:style-name="Table3.B2" office:value-type="string">
            <text:p text:style-name="P7">Output a separator block containing a label.</text:p>
          </table:table-cell>
        </table:table-row>
        <table:table-row>
          <table:table-cell table:style-name="Table3.A2" office:value-type="string">
            <text:h text:style-name="P24" text:outline-level="5"><text:a xlink:type="simple" xlink:href="#labelBlockFlag">labelBlockFlag</text:a></text:h>
          </table:table-cell>
          <table:table-cell table:style-name="Table3.B2" office:value-type="string">
            <text:p text:style-name="Method_20_Table_20_Description">Get/set the label block flag.</text:p>
          </table:table-cell>
        </table:table-row>
        <table:table-row>
          <table:table-cell table:style-name="Table3.A2" office:value-type="string">
            <text:p text:style-name="P4"><text:a xlink:type="simple" xlink:href="#assertCallback">assertCallback</text:a></text:p>
          </table:table-cell>
          <table:table-cell table:style-name="Table3.B2" office:value-type="string">
            <text:p text:style-name="P7">Assert test callback function.</text:p>
          </table:table-cell>
        </table:table-row>
        <table:table-row>
          <table:table-cell table:style-name="Table3.A2" office:value-type="string">
            <text:p text:style-name="P4"><text:a xlink:type="simple" xlink:href="#properties">properties</text:a></text:p>
          </table:table-cell>
          <table:table-cell table:style-name="Table3.B2" office:value-type="string">
            <text:p text:style-name="Method_20_Table_20_Description">Get/set the properties object.</text:p>
          </table:table-cell>
        </table:table-row>
        <table:table-row>
          <table:table-cell table:style-name="Table3.A2" office:value-type="string">
            <text:p text:style-name="P4"><text:a xlink:type="simple" xlink:href="#verbose">verbose</text:a></text:p>
          </table:table-cell>
          <table:table-cell table:style-name="Table3.B2" office:value-type="string">
            <text:p text:style-name="Method_20_Table_20_Description">Get/set the verbose property.</text:p>
          </table:table-cell>
        </table:table-row>
        <table:table-row>
          <table:table-cell table:style-name="Table3.A2" office:value-type="string">
            <text:p text:style-name="P4"><text:a xlink:type="simple" xlink:href="#errorsOnly">errorsOnly</text:a></text:p>
          </table:table-cell>
          <table:table-cell table:style-name="Table3.B2" office:value-type="string">
            <text:p text:style-name="P7">Display only errors flag, used in <text:span text:style-name="T1">assertTest</text:span> to limit output.</text:p>
          </table:table-cell>
        </table:table-row>
        <table:table-row>
          <table:table-cell table:style-name="Table3.A2" office:value-type="string">
            <text:p text:style-name="P4"><text:a xlink:type="simple" xlink:href="#testNumber">testNumber</text:a></text:p>
          </table:table-cell>
          <table:table-cell table:style-name="Table3.B2" office:value-type="string">
            <text:p text:style-name="P9">Get/set the sub-test number.</text:p>
          </table:table-cell>
        </table:table-row>
        <table:table-row>
          <table:table-cell table:style-name="Table3.A2" office:value-type="string">
            <text:p text:style-name="P4"><text:a xlink:type="simple" xlink:href="#testName">testName</text:a></text:p>
          </table:table-cell>
          <table:table-cell table:style-name="Table3.B2" office:value-type="string">
            <text:p text:style-name="Method_20_Table_20_Description">Get/set the test name.</text:p>
          </table:table-cell>
        </table:table-row>
        <text:soft-page-break/>
        <table:table-row>
          <table:table-cell table:style-name="Table3.A2" office:value-type="string">
            <text:p text:style-name="P4"><text:a xlink:type="simple" xlink:href="#assertEventArray">assertEventArray</text:a></text:p>
          </table:table-cell>
          <table:table-cell table:style-name="Table3.B2" office:value-type="string">
            <text:p text:style-name="Method_20_Table_20_Description">Get/set the event array.</text:p>
          </table:table-cell>
        </table:table-row>
        <table:table-row>
          <table:table-cell table:style-name="Table3.A2" office:value-type="string">
            <text:p text:style-name="P4"><text:a xlink:type="simple" xlink:href="#assertLogMessage">assertLogMessage</text:a></text:p>
          </table:table-cell>
          <table:table-cell table:style-name="Table3.B2" office:value-type="string">
            <text:p text:style-name="P7">Output a formatted message to the current output device(s).</text:p>
          </table:table-cell>
        </table:table-row>
        <table:table-row>
          <table:table-cell table:style-name="Table3.A2" office:value-type="string">
            <text:h text:style-name="P26" text:outline-level="5"><text:a xlink:type="simple" xlink:href="#assertFailures">assertFailures</text:a></text:h>
          </table:table-cell>
          <table:table-cell table:style-name="Table3.B2" office:value-type="string">
            <text:p text:style-name="Method_20_Table_20_Description">Get/set the <text:span text:style-name="Class_20_Variables">$reportFailures</text:span> flag.</text:p>
          </table:table-cell>
        </table:table-row>
        <table:table-row>
          <table:table-cell table:style-name="Table3.A2" office:value-type="string">
            <text:p text:style-name="P4"><text:a xlink:type="simple" xlink:href="#assertExceptionDescriptor">assertExceptionDescriptor</text:a></text:p>
          </table:table-cell>
          <table:table-cell table:style-name="Table3.B2" office:value-type="string">
            <text:p text:style-name="P9">Get a copy of the exception descriptor.</text:p>
          </table:table-cell>
        </table:table-row>
        <table:table-row>
          <table:table-cell table:style-name="Table3.A2" office:value-type="string">
            <text:p text:style-name="P4"><text:a xlink:type="simple" xlink:href="#getEldestParent">getEldestParent</text:a></text:p>
          </table:table-cell>
          <table:table-cell table:style-name="Table3.B2" office:value-type="string">
            <text:p text:style-name="P7">Get the top parent in the hierarchy.</text:p>
          </table:table-cell>
        </table:table-row>
        <table:table-row>
          <table:table-cell table:style-name="Table3.A2" office:value-type="string">
            <text:h text:style-name="P26" text:outline-level="5"><text:a xlink:type="simple" xlink:href="#assertExceptionCallback">assertExceptionCallback</text:a></text:h>
          </table:table-cell>
          <table:table-cell table:style-name="Table3.B2" office:value-type="string">
            <text:p text:style-name="Method_20_Table_20_Description">Get/set the exception callback function.</text:p>
          </table:table-cell>
        </table:table-row>
        <table:table-row>
          <table:table-cell table:style-name="Table3.A2" office:value-type="string">
            <text:p text:style-name="P4"><text:a xlink:type="simple" xlink:href="#assertStartLogger">assertStartLogger</text:a></text:p>
          </table:table-cell>
          <table:table-cell table:style-name="Table3.B2" office:value-type="string">
            <text:p text:style-name="P7">Create a test-relative log file and start the logger.</text:p>
          </table:table-cell>
        </table:table-row>
        <table:table-row>
          <table:table-cell table:style-name="Table3.A2" office:value-type="string">
            <text:h text:style-name="P26" text:outline-level="5"><text:a xlink:type="simple" xlink:href="#assertStopLogger">assertStopLogger</text:a></text:h>
          </table:table-cell>
          <table:table-cell table:style-name="Table3.B2" office:value-type="string">
            <text:p text:style-name="Method_20_Table_20_Description">Stop the named logger.</text:p>
          </table:table-cell>
        </table:table-row>
      </table:table>
      <text:p text:style-name="P13"/>
      <text:p text:style-name="P13"/>
      <text:h text:style-name="P25" text:outline-level="5"><text:bookmark-start text:name="construct"/>__construct<text:bookmark-end text:name="construct"/></text:h>
      <text:p text:style-name="P13"/>
      <text:p text:style-name="Method_20_Body">Class constructor.</text:p>
      <text:p text:style-name="Method_20_Body"/>
      <text:p text:style-name="P17">Algorithm</text:p>
      <text:p text:style-name="Method_20_Body"/>
      <text:list xml:id="list8721653211045211044" text:style-name="L2">
        <text:list-item>
          <text:p text:style-name="P27">Accept properties as reference to a \Library\Properties class instance;</text:p>
        </text:list-item>
        <text:list-item>
          <text:p text:style-name="P27">assign the properties reference to the properties class property;</text:p>
        </text:list-item>
        <text:list-item>
          <text:p text:style-name="P27">set the Logger_Object property of the properties class property to null;</text:p>
        </text:list-item>
        <text:list-item>
          <text:p text:style-name="P27">set the testRecords class property to null;</text:p>
        </text:list-item>
        <text:list-item>
          <text:p text:style-name="P27">set the nextTest and lastTest class properties to 0;</text:p>
        </text:list-item>
        <text:list-item>
          <text:p text:style-name="P27">pass the string constant 'verbose' and a false value to the parameterValue method of the Library\CliParameters class and store the result in the verbose class property;</text:p>
        </text:list-item>
        <text:list-item>
          <text:p text:style-name="P27">if the verbose class property is equal to 0, goto step 11;</text:p>
        </text:list-item>
        <text:list-item>
          <text:p text:style-name="P27"/>
        </text:list-item>
        <text:list-item>
          <text:p text:style-name="P27">exit.</text:p>
        </text:list-item>
      </text:list>
      <text:p text:style-name="Method_20_Body"/>
      <text:p text:style-name="P17">Implementation</text:p>
      <text:p text:style-name="Method_20_Body"/>
      <text:p text:style-name="P18">/**</text:p>
      <text:p text:style-name="P18"><text:s/>* __construct</text:p>
      <text:p text:style-name="P18"><text:s/>*</text:p>
      <text:p text:style-name="P18"><text:s/>* Class constructor</text:p>
      <text:p text:style-name="P18"><text:s/>*/</text:p>
      <text:p text:style-name="P18">public function __construct()</text:p>
      <text:p text:style-name="P18">{</text:p>
      <text:p text:style-name="Method_20_Code_20_Listing"><text:span text:style-name="T2"><text:tab/></text:span><text:span text:style-name="T8">$this-&gt;</text:span><text:span text:style-name="T10">properties</text:span><text:span text:style-name="T8"> =&amp; $properties;</text:span></text:p>
      <text:p text:style-name="Method_20_Code_20_Listing"><text:s text:c="4"/><text:tab/>$this-&gt;properties-&gt;Logger_Object = <text:span text:style-name="T1">null</text:span>;</text:p>
      <text:p text:style-name="Method_20_Code_20_Listing"/>
      <text:p text:style-name="Method_20_Code_20_Listing"><text:s text:c="4"/><text:tab/>$this-&gt;testRecords = <text:span text:style-name="T1">null</text:span>;</text:p>
      <text:p text:style-name="Method_20_Code_20_Listing"><text:tab/>$this-&gt;nextTest = 0;</text:p>
      <text:p text:style-name="Method_20_Code_20_Listing"><text:tab/>$this-&gt;lastTest = 0;</text:p>
      <text:p text:style-name="Method_20_Code_20_Listing"/>
      <text:p text:style-name="Method_20_Code_20_Listing"><text:tab/><text:span text:style-name="T1">if </text:span>($this-&gt;verbose = CliParameters::<text:span text:style-name="T7">parameterValue</text:span>('verbose', <text:span text:style-name="T1">false</text:span>))</text:p>
      <text:p text:style-name="Method_20_Code_20_Listing"><text:tab/>{</text:p>
      <text:p text:style-name="Method_20_Code_20_Listing"><text:tab/><text:tab/><text:span text:style-name="T1">if </text:span>($this-&gt;startTesterLog($this-&gt;properties-&gt;Log_FileDestination))</text:p>
      <text:p text:style-name="Method_20_Code_20_Listing"><text:tab/><text:tab/>{</text:p>
      <text:p text:style-name="Method_20_Code_20_Listing"><text:tab/><text:tab/><text:tab/>$this-&gt;properties-&gt;Error_Handler-&gt;additionalLog</text:p>
      <text:p text:style-name="Method_20_Code_20_Listing"><text:tab/><text:tab/><text:tab/><text:tab/><text:tab/><text:tab/><text:tab/> <text:s text:c="3"/>($this-&gt;properties-&gt;Logger_Object);</text:p>
      <text:p text:style-name="Method_20_Code_20_Listing"><text:tab/><text:tab/>}</text:p>
      <text:p text:style-name="Method_20_Code_20_Listing"><text:tab/>}</text:p>
      <text:p text:style-name="Method_20_Code_20_Listing"/>
      <text:p text:style-name="P18">}</text:p>
      <text:p text:style-name="Method_20_Body"/>
      <text:p text:style-name="P17">Narrative</text:p>
      <text:p text:style-name="Method_20_Body"/>
      <text:p text:style-name="Method_20_Body">All class properties (variables) are set to default values.</text:p>
      <text:p text:style-name="Method_20_Body"/>
      <text:p text:style-name="Method_20_Body"/>
      <text:p text:style-name="Method_20_Body"/>
      <text:h text:style-name="P25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17">Algorithm</text:p>
      <text:p text:style-name="Method_20_Body"/>
      <text:list xml:id="list4671701799874949231" text:style-name="L3">
        <text:list-item>
          <text:p text:style-name="P28">exit.</text:p>
        </text:list-item>
      </text:list>
      <text:p text:style-name="Method_20_Body"/>
      <text:p text:style-name="P17">Implementation</text:p>
      <text:p text:style-name="Method_20_Body"/>
      <text:p text:style-name="P18">/**</text:p>
      <text:p text:style-name="P18"><text:s/>* __destruct</text:p>
      <text:p text:style-name="P18"><text:s/>*</text:p>
      <text:p text:style-name="P18"><text:s/>* Destroy the current class instance</text:p>
      <text:p text:style-name="P18"><text:s/>*/</text:p>
      <text:p text:style-name="P18"><text:span text:style-name="T1">public function </text:span>__destruct()</text:p>
      <text:p text:style-name="P18">{</text:p>
      <text:p text:style-name="P19">}</text:p>
      <text:p text:style-name="P17"/>
      <text:p text:style-name="P17">Narrative</text:p>
      <text:p text:style-name="Method_20_Body"/>
      <text:p text:style-name="Method_20_Body">The class <text:span text:style-name="T1">destructor</text:span> method s included for completeness. <text:s/>Although it currently is an empty class method, it may be populated in future versions. <text:s/>Therefore, all class that extend this class <text:span text:style-name="T6">should</text:span> implement a class <text:span text:style-name="T1">destructor</text:span> method and call this <text:span text:style-name="T1">destructor</text:span> method on exit.</text:p>
      <text:p text:style-name="Method_20_Body"/>
      <text:p text:style-name="Method_20_Body"/>
      <text:h text:style-name="P25" text:outline-level="5"><text:bookmark-start text:name="assertSetup"/>assertSetup<text:bookmark-end text:name="assertSetup"/></text:h>
      <text:p text:style-name="Method_20_Body"/>
      <text:p text:style-name="Method_20_Body">Setup assert options.</text:p>
      <text:p text:style-name="Method_20_Body"/>
      <text:p text:style-name="P17">Algorithm</text:p>
      <text:p text:style-name="Method_20_Body"/>
      <text:list xml:id="list2413612406170587292" text:style-name="L4">
        <text:list-item>
          <text:p text:style-name="P29">Accept <text:span text:style-name="Class_20_Variables">active</text:span> as an (optional) integer indicating the desired setting of the PHP <text:s/><text:span text:style-name="T1">ASSERT_ACTIVE</text:span> assert option;</text:p>
        </text:list-item>
        <text:list-item>
          <text:p text:style-name="P29">accept <text:span text:style-name="Class_20_Variables">warning</text:span> as an (optional) integer indicating the desired setting of the PHP <text:s/><text:span text:style-name="T1">ASSERT_WARNING</text:span> assert option;</text:p>
        </text:list-item>
        <text:list-item>
          <text:p text:style-name="P29">accept <text:span text:style-name="Class_20_Variables">bail</text:span> as an (optional) integer indicating the desired setting of the PHP <text:s/><text:span text:style-name="T1">ASSERT_BAIL</text:span> assert option;</text:p>
        </text:list-item>
        <text:list-item>
          <text:p text:style-name="P29">accept <text:span text:style-name="Class_20_Variables">callback</text:span> as an array containing the desired setting of the PHP <text:s/><text:span text:style-name="T1">ASSERT_CALLBACK</text:span> assert option;</text:p>
        </text:list-item>
        <text:list-item>
          <text:p text:style-name="P29">pass the PHP <text:span text:style-name="T1">ASSERT_ACTIVE</text:span> constant and <text:span text:style-name="Class_20_Variables">active</text:span> to the PHP <text:span text:style-name="T1">assert_options</text:span> function;</text:p>
        </text:list-item>
        <text:list-item>
          <text:p text:style-name="P29">pass the PHP <text:span text:style-name="T1">ASSERT_WARNING</text:span> constant and <text:span text:style-name="Class_20_Variables">warning</text:span> to the PHP <text:span text:style-name="T1">assert_options</text:span> function;</text:p>
        </text:list-item>
        <text:list-item>
          <text:p text:style-name="P29">pass the PHP <text:span text:style-name="T1">ASSERT_BAIL</text:span> constant and <text:span text:style-name="Class_20_Variables">bail</text:span> to the PHP <text:span text:style-name="T1">assert_options</text:span> function;</text:p>
        </text:list-item>
        <text:list-item>
          <text:p text:style-name="P29">pass the PHP <text:span text:style-name="T1">ASSERT_CALLBACK</text:span> constant and <text:span text:style-name="Class_20_Variables">callback</text:span> to the PHP <text:span text:style-name="T1">assert_options</text:span> function;</text:p>
        </text:list-item>
        <text:list-item>
          <text:p text:style-name="P29">exit.</text:p>
        </text:list-item>
      </text:list>
      <text:p text:style-name="Method_20_Body"/>
      <text:p text:style-name="P17">Implementation</text:p>
      <text:p text:style-name="Method_20_Body"/>
      <text:p text:style-name="P18">/**</text:p>
      <text:p text:style-name="P18"><text:s/>* assertSetup</text:p>
      <text:p text:style-name="P18"><text:s/>*</text:p>
      <text:p text:style-name="P18"><text:s/>* Set assert options</text:p>
      <text:p text:style-name="P18"><text:s/>* <text:span text:style-name="T1">@param</text:span> integer $active = (optional) active flag: 0 ==&gt; inactive, 1 ==&gt; active.</text:p>
      <text:p text:style-name="P18"><text:s/>* <text:tab/><text:tab/><text:tab/><text:tab/><text:tab/>(Default: 1)</text:p>
      <text:p text:style-name="P18"><text:s/>* <text:span text:style-name="T1">@param</text:span> integer $warning <text:s/>= (optional) warning flag: 0 ==&gt; silent, 1 ==&gt; issue</text:p>
      <text:p text:style-name="P10"><text:tab/> *<text:tab/><text:tab/><text:tab/><text:tab/><text:tab/> warning on assert failure. (Default: 0)</text:p>
      <text:p text:style-name="P18"><text:s/>* <text:span text:style-name="T1">@param</text:span> integer $bail <text:s text:c="4"/>= (optional) bail-out flag: 0 ==&gt; keep processing, 1 ==&gt;</text:p>
      <text:p text:style-name="P18"><text:s/>*<text:tab/><text:tab/><text:tab/><text:tab/><text:tab/> abort processing. (Default: 0)</text:p>
      <text:p text:style-name="P18"><text:s/>* <text:span text:style-name="T1">@param</text:span> string <text:s/>$callback = (optional) callback function name.</text:p>
      <text:p text:style-name="P18"><text:s/>*<text:tab/><text:tab/><text:tab/><text:tab/><text:tab/> (Default = \Library\Testing\Runner::assertCallback()).</text:p>
      <text:p text:style-name="P18"><text:s/>*/</text:p>
      <text:p text:style-name="P18"><text:span text:style-name="T1">protected function </text:span>assertSetup($active=1, $warning=0, $bail=0, <text:tab/><text:tab/><text:tab/><text:tab/><text:tab/><text:tab/><text:tab/><text:tab/> <text:s text:c="3"/>$callback=<text:span text:style-name="T1">array</text:span>('\Library\Testing\Runner', <text:tab/><text:tab/><text:tab/><text:tab/><text:tab/><text:tab/><text:tab/><text:tab/><text:tab/><text:tab/>'assertCallback'))</text:p>
      <text:p text:style-name="P18">{</text:p>
      <text:p text:style-name="P18"><text:tab/>assert_options(ASSERT_ACTIVE,<text:tab/>$active);</text:p>
      <text:p text:style-name="P18"><text:tab/>assert_options(ASSERT_WARNING,<text:tab/>$warning);</text:p>
      <text:p text:style-name="P18"><text:tab/>assert_options(ASSERT_BAIL,<text:tab/>$bail);</text:p>
      <text:p text:style-name="P18"><text:tab/>assert_options(ASSERT_CALLBACK,<text:tab/>$callback);</text:p>
      <text:p text:style-name="P18">}</text:p>
      <text:p text:style-name="Method_20_Body"/>
      <text:p text:style-name="P17">Narrative</text:p>
      <text:p text:style-name="Method_20_Body"/>
      <text:p text:style-name="Method_20_Body">The <text:span text:style-name="Class_20_Variables">assertSetup</text:span> method expects four optional parameters:</text:p>
      <text:p text:style-name="Method_20_Body"/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arameter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4">$active</text:p>
          </table:table-cell>
          <table:table-cell table:style-name="Table6.B2" office:value-type="string">
            <text:p text:style-name="Standard">Active flag: 0 = inactive, 1 = active.</text:p>
          </table:table-cell>
        </table:table-row>
        <table:table-row>
          <table:table-cell table:style-name="Table6.A2" office:value-type="string">
            <text:p text:style-name="P4">$warning</text:p>
          </table:table-cell>
          <table:table-cell table:style-name="Table6.B2" office:value-type="string">
            <text:p text:style-name="P11">Warning flag: 0 = silent, 1 = issue warning.</text:p>
          </table:table-cell>
        </table:table-row>
        <table:table-row>
          <table:table-cell table:style-name="Table6.A2" office:value-type="string">
            <text:p text:style-name="P4">$bail</text:p>
          </table:table-cell>
          <table:table-cell table:style-name="Table6.B2" office:value-type="string">
            <text:p text:style-name="Standard">Bail-out flag: 1 = abort processing, 0 = don't.</text:p>
          </table:table-cell>
        </table:table-row>
        <table:table-row>
          <table:table-cell table:style-name="Table6.A2" office:value-type="string">
            <text:p text:style-name="P4">$callback</text:p>
          </table:table-cell>
          <table:table-cell table:style-name="Table6.B2" office:value-type="string">
            <text:p text:style-name="P11">Callback function name.</text:p>
          </table:table-cell>
        </table:table-row>
      </table:table>
      <text:p text:style-name="Method_20_Body"/>
      <text:p text:style-name="Method_20_Body"/>
      <text:p text:style-name="Method_20_Body">The following PHP <text:span text:style-name="Class_20_Variables">assert_options</text:span> flags are set to the value in the associated parameter variable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arameter</text:p>
          </table:table-cell>
          <table:table-cell table:style-name="Table5.B1" office:value-type="string">
            <text:p text:style-name="P2">Assert Flag</text:p>
          </table:table-cell>
        </table:table-row>
        <table:table-row>
          <table:table-cell table:style-name="Table5.A2" office:value-type="string">
            <text:p text:style-name="P4">$active</text:p>
          </table:table-cell>
          <table:table-cell table:style-name="Table5.B2" office:value-type="string">
            <text:p text:style-name="P14">ASSERT_ACTIVE</text:p>
          </table:table-cell>
        </table:table-row>
        <table:table-row>
          <table:table-cell table:style-name="Table5.A2" office:value-type="string">
            <text:p text:style-name="P4">$warning</text:p>
          </table:table-cell>
          <table:table-cell table:style-name="Table5.B2" office:value-type="string">
            <text:p text:style-name="P12">ASSERT_WARNING</text:p>
          </table:table-cell>
        </table:table-row>
        <table:table-row>
          <table:table-cell table:style-name="Table5.A2" office:value-type="string">
            <text:p text:style-name="P4">$bail</text:p>
          </table:table-cell>
          <table:table-cell table:style-name="Table5.B2" office:value-type="string">
            <text:p text:style-name="P14">ASSERT_BAIL</text:p>
          </table:table-cell>
        </table:table-row>
        <table:table-row>
          <table:table-cell table:style-name="Table5.A2" office:value-type="string">
            <text:p text:style-name="P4">$callback</text:p>
          </table:table-cell>
          <table:table-cell table:style-name="Table5.B2" office:value-type="string">
            <text:p text:style-name="P12">ASSERT_CALLBACK</text:p>
          </table:table-cell>
        </table:table-row>
      </table:table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P16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P16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p text:style-name="Method_20_Body"><text:span text:style-name="Class_20_Variables"><text:span text:style-name="T3"/></text:span></text:p>
      <text:h text:style-name="P25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P25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Method_20_Title" text:outline-level="5"><text:span text:style-name="Class_20_Variables"><text:span text:style-name="T5"/></text:span></text:h>
      <text:h text:style-name="P25" text:outline-level="5"><text:span text:style-name="Class_20_Variables"><text:span text:style-name="T5"/></text:span></text:h>
      <text:h text:style-name="P22" text:outline-level="3">Source Listing</text:h>
      <text:p text:style-name="Coding_20_Body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="100%" fo:margin-left="0in" fo:margin-right="0in" fo:margin-top="0in" fo:margin-bottom="0in" fo:text-indent="0in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="100%" fo:margin-left="0in" fo:margin-right="0in" fo:margin-top="0in" fo:margin-bottom="0in" fo:text-indent="0in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="100%" fo:margin-left="0.472in" fo:margin-right="0in" fo:margin-top="0in" fo:margin-bottom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="100%" fo:margin-left="0in" fo:margin-right="0in" fo:margin-top="0in" fo:margin-bottom="0in" fo:text-indent="0in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="100%" fo:margin-left="0.472in" fo:margin-right="0in" fo:margin-top="0in" fo:margin-bottom="0in" fo:text-indent="0in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="100%" fo:margin-left="0.1181in" fo:margin-right="0in" fo:margin-top="0in" fo:margin-bottom="0in" fo:text-indent="0in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008in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="100%" fo:margin-left="0in" fo:margin-right="0in" fo:margin-top="0in" fo:margin-bottom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008in solid #000000" style:shadow="none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Testing\Runner<text:tab/><text:tab/><text:tab/><text:page-number text:select-page="current">14</text:page-number><text:tab/><text:tab/><text:tab/><text:tab/><text:date style:data-style-name="N76" text:date-value="2013-10-12T08:18:48.45">October 11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4DT3H23M16S</meta:editing-duration>
    <meta:editing-cycles>165</meta:editing-cycles>
    <meta:generator>OpenOffice/4.0.0$Win32 OpenOffice.org_project/400m3$Build-9702</meta:generator>
    <meta:initial-creator>Jay Wheeler</meta:initial-creator>
    <dc:date>2013-10-12T08:18:48.37</dc:date>
    <dc:creator>Jay Wheeler</dc:creator>
    <meta:document-statistic meta:table-count="5" meta:image-count="0" meta:object-count="0" meta:page-count="14" meta:paragraph-count="215" meta:word-count="946" meta:character-count="6945"/>
    <meta:template xlink:type="simple" xlink:actuate="onRequest" xlink:title="Class Documentation" xlink:href="../Class%20Documentation.ott" meta:date="2012-06-02T16:17:56"/>
  </office:meta>
</office:document-meta>
</file>